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SegoeUI, 'Segoe WP', 'Helvetica Neue', Helvetica, Tahoma, Arial, sans-serif"/>
    <style:font-face style:name="Times New Roman" svg:font-family="'Times New Roman'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">
      <style:table-properties style:width="7.75in" fo:margin-left="-0.4333in" style:page-number="auto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2.875in"/>
    </style:style>
    <style:style style:name="Table1.A1" style:family="table-cell">
      <style:table-cell-properties style:vertical-align="middle" fo:padding-left="0in" fo:padding-right="0in" fo:padding-top="0in" fo:padding-bottom="0.125in" fo:border-left="none" fo:border-right="none" fo:border-top="none" fo:border-bottom="0.75pt solid #000000"/>
    </style:style>
    <style:style style:name="Table1.A2" style:family="table-cell">
      <style:table-cell-properties style:vertical-align="middle" fo:padding-left="0in" fo:padding-right="0in" fo:padding-top="0.125in" fo:padding-bottom="0in" fo:border-left="none" fo:border-right="none" fo:border-top="0.75pt solid #000000" fo:border-bottom="none"/>
    </style:style>
    <style:style style:name="P1" style:family="paragraph" style:parent-style-name="Standard">
      <style:text-properties fo:font-weight="normal" officeooo:rsid="001ade26" officeooo:paragraph-rsid="001e3fcd" style:font-weight-asian="normal" style:font-weight-complex="normal"/>
    </style:style>
    <style:style style:name="P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de26" officeooo:paragraph-rsid="001ade26" style:font-weight-asian="bold" style:font-weight-complex="bold"/>
    </style:style>
    <style:style style:name="P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de26" officeooo:paragraph-rsid="001c425f" style:font-weight-asian="bold" style:font-weight-complex="bold"/>
    </style:style>
    <style:style style:name="P4" style:family="paragraph" style:parent-style-name="Preformatted_20_Text">
      <loext:graphic-properties draw:fill="solid" draw:fill-color="#f8f9fa" draw:opacity="100%"/>
      <style:paragraph-properties fo:margin-top="0in" fo:margin-bottom="0.1965in" loext:contextual-spacing="false" fo:line-height="130%" fo:orphans="2" fo:widows="2" fo:background-color="#f8f9fa" fo:padding="0.0193in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193in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1ade26" officeooo:paragraph-rsid="001ade26" style:font-weight-asian="normal" style:font-weight-complex="normal"/>
    </style:style>
    <style:style style:name="P8" style:family="paragraph" style:parent-style-name="Standard">
      <style:text-properties fo:font-weight="normal" officeooo:rsid="001ade26" officeooo:paragraph-rsid="002f20ce" style:font-weight-asian="normal" style:font-weight-complex="normal"/>
    </style:style>
    <style:style style:name="P9" style:family="paragraph" style:parent-style-name="Standard">
      <style:text-properties fo:font-weight="normal" officeooo:rsid="001e3fcd" officeooo:paragraph-rsid="001e3fcd" style:font-weight-asian="normal" style:font-weight-complex="normal"/>
    </style:style>
    <style:style style:name="P10" style:family="paragraph" style:parent-style-name="Standard">
      <style:text-properties fo:font-weight="normal" officeooo:rsid="001e3fcd" officeooo:paragraph-rsid="002f20ce" style:font-weight-asian="normal" style:font-weight-complex="normal"/>
    </style:style>
    <style:style style:name="P11" style:family="paragraph" style:parent-style-name="Standard">
      <style:text-properties fo:font-weight="bold" officeooo:rsid="001ade26" officeooo:paragraph-rsid="001ade26" style:font-weight-asian="bold" style:font-weight-complex="bold"/>
    </style:style>
    <style:style style:name="P12" style:family="paragraph" style:parent-style-name="Standard">
      <style:paragraph-properties fo:line-height="115%"/>
      <style:text-properties fo:font-weight="bold" officeooo:rsid="001ade26" officeooo:paragraph-rsid="001ade26" style:font-weight-asian="bold" style:font-weight-complex="bold"/>
    </style:style>
    <style:style style:name="P13" style:family="paragraph" style:parent-style-name="Standard">
      <style:text-properties fo:font-weight="bold" officeooo:rsid="001ade26" officeooo:paragraph-rsid="002f20ce" style:font-weight-asian="bold" style:font-weight-complex="bold"/>
    </style:style>
    <style:style style:name="P14" style:family="paragraph" style:parent-style-name="Standard">
      <style:text-properties fo:font-size="13pt" fo:font-weight="bold" officeooo:rsid="0026ecd1" officeooo:paragraph-rsid="0026ecd1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style:font-size-asian="13pt" style:font-size-complex="13pt"/>
    </style:style>
    <style:style style:name="P16" style:family="paragraph" style:parent-style-name="Standard">
      <style:text-properties officeooo:rsid="001226a3" officeooo:paragraph-rsid="001226a3"/>
    </style:style>
    <style:style style:name="P17" style:family="paragraph" style:parent-style-name="Standard">
      <style:text-properties officeooo:rsid="001226a3" officeooo:paragraph-rsid="00157613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2pt" fo:letter-spacing="normal" fo:font-style="normal" fo:font-weight="bold" officeooo:paragraph-rsid="00157613" style:font-size-asian="12pt" style:font-size-complex="12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bold" officeooo:rsid="00149100" officeooo:paragraph-rsid="00157613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bold" officeooo:rsid="00149100" officeooo:paragraph-rsid="00149100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bold" officeooo:rsid="00129e7d" officeooo:paragraph-rsid="00129e7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bold" officeooo:paragraph-rsid="00129e7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normal" officeooo:rsid="00149100" officeooo:paragraph-rsid="0014910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normal" officeooo:rsid="00129e7d" officeooo:paragraph-rsid="00129e7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normal" officeooo:paragraph-rsid="00129e7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6bcdc" officeooo:paragraph-rsid="00157613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1ade26" officeooo:paragraph-rsid="001ade26" style:font-weight-asian="bold" style:font-weight-complex="bold"/>
    </style:style>
    <style:style style:name="P28" style:family="paragraph" style:parent-style-name="Preformatted_20_Text">
      <style:text-properties fo:font-variant="normal" fo:text-transform="none" fo:color="#408080" style:font-name="monospace" fo:font-size="10.5pt" fo:letter-spacing="normal" fo:font-style="italic" fo:font-weight="normal" officeooo:rsid="001ade26" officeooo:paragraph-rsid="002f20ce" style:font-weight-asian="bold" style:font-weight-complex="bold"/>
    </style:style>
    <style:style style:name="P29" style:family="paragraph" style:parent-style-name="Preformatted_20_Text">
      <style:paragraph-properties fo:line-height="150%" fo:orphans="2" fo:widows="2"/>
      <style:text-properties fo:font-variant="normal" fo:text-transform="none" fo:color="#000000" fo:font-size="12pt" fo:letter-spacing="normal" style:font-size-asian="12pt" style:font-size-complex="12pt"/>
    </style:style>
    <style:style style:name="P30" style:family="paragraph" style:parent-style-name="Preformatted_20_Text">
      <style:paragraph-properties fo:line-height="150%" fo:orphans="2" fo:widows="2"/>
      <style:text-properties fo:font-variant="normal" fo:text-transform="none" fo:color="#000000" fo:font-size="12pt" fo:letter-spacing="normal" officeooo:paragraph-rsid="002a4013" style:font-size-asian="12pt" style:font-size-complex="12pt"/>
    </style:style>
    <style:style style:name="P31" style:family="paragraph" style:parent-style-name="Preformatted_20_Text">
      <style:paragraph-properties fo:line-height="150%" fo:orphans="2" fo:widows="2"/>
      <style:text-properties fo:font-variant="normal" fo:text-transform="none" fo:color="#000000" fo:font-size="12pt" fo:letter-spacing="normal" officeooo:paragraph-rsid="002ade75" style:font-size-asian="12pt" style:font-size-complex="12pt"/>
    </style:style>
    <style:style style:name="P32" style:family="paragraph" style:parent-style-name="Preformatted_20_Text">
      <style:paragraph-properties fo:line-height="150%" fo:orphans="2" fo:widows="2"/>
      <style:text-properties fo:font-variant="normal" fo:text-transform="none" fo:color="#000000" fo:font-size="12pt" fo:letter-spacing="normal" officeooo:paragraph-rsid="002c9563" style:font-size-asian="12pt" style:font-size-complex="12pt"/>
    </style:style>
    <style:style style:name="P33" style:family="paragraph" style:parent-style-name="Preformatted_20_Text">
      <style:paragraph-properties fo:line-height="150%" fo:orphans="2" fo:widows="2"/>
      <style:text-properties fo:font-variant="normal" fo:text-transform="none" fo:color="#000000" fo:font-size="12pt" fo:letter-spacing="normal" officeooo:paragraph-rsid="002f20ce" style:font-size-asian="12pt" style:font-size-complex="12pt"/>
    </style:style>
    <style:style style:name="P34" style:family="paragraph" style:parent-style-name="Preformatted_20_Text">
      <style:paragraph-properties fo:line-height="150%" fo:orphans="2" fo:widows="2"/>
      <style:text-properties fo:font-variant="normal" fo:text-transform="none" fo:color="#000000" fo:font-size="12pt" fo:letter-spacing="normal" officeooo:paragraph-rsid="002d9912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de26" officeooo:paragraph-rsid="002f20ce" style:font-weight-asian="bold" style:font-weight-complex="bold"/>
    </style:style>
    <style:style style:name="P36" style:family="paragraph" style:parent-style-name="Preformatted_20_Text">
      <style:paragraph-properties fo:line-height="115%"/>
      <style:text-properties fo:font-weight="bold" officeooo:rsid="001ade26" officeooo:paragraph-rsid="001ade26" style:font-weight-asian="bold" style:font-weight-complex="bold"/>
    </style:style>
    <style:style style:name="P37" style:family="paragraph" style:parent-style-name="Preformatted_20_Text">
      <style:paragraph-properties fo:line-height="150%"/>
      <style:text-properties officeooo:paragraph-rsid="002f20ce"/>
    </style:style>
    <style:style style:name="P38" style:family="paragraph" style:parent-style-name="Preformatted_20_Text">
      <style:paragraph-properties fo:margin-top="0in" fo:margin-bottom="0.1965in" loext:contextual-spacing="false" fo:line-height="150%" fo:orphans="2" fo:widows="2"/>
      <style:text-properties fo:font-variant="normal" fo:text-transform="none" fo:color="#000000" fo:font-size="12pt" fo:letter-spacing="normal" style:font-size-asian="12pt" style:font-size-complex="12pt"/>
    </style:style>
    <style:style style:name="P39" style:family="paragraph" style:parent-style-name="Preformatted_20_Text">
      <loext:graphic-properties draw:fill="solid" draw:fill-color="#f8f9fa" draw:opacity="100%"/>
      <style:paragraph-properties fo:margin-top="0in" fo:margin-bottom="0.1965in" loext:contextual-spacing="false" fo:line-height="130%" fo:orphans="2" fo:widows="2" fo:background-color="#f8f9fa" fo:padding="0.0193in" fo:border="0.06pt solid #eaecf0"/>
      <style:text-properties fo:font-variant="normal" fo:text-transform="none" fo:color="#000000" style:font-name="monospace" fo:font-size="10.5pt" fo:letter-spacing="normal" fo:font-style="normal" fo:font-weight="normal" officeooo:paragraph-rsid="002f20ce"/>
    </style:style>
    <style:style style:name="P4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193in" fo:border="0.06pt solid #eaecf0"/>
      <style:text-properties fo:font-variant="normal" fo:text-transform="none" fo:color="#000000" style:font-name="monospace" fo:font-size="10.5pt" fo:letter-spacing="normal" fo:font-style="normal" fo:font-weight="normal" officeooo:paragraph-rsid="002f20ce"/>
    </style:style>
    <style:style style:name="P41" style:family="paragraph" style:parent-style-name="Table_20_Contents">
      <style:paragraph-properties fo:margin-left="0.1in" fo:margin-right="0.1in" fo:line-height="150%" fo:text-align="center" style:justify-single-word="false" fo:text-indent="0in" style:auto-text-indent="false"/>
    </style:style>
    <style:style style:name="P42" style:family="paragraph" style:parent-style-name="Table_20_Contents">
      <style:paragraph-properties fo:margin-left="0.1in" fo:margin-right="0.1in" fo:line-height="150%" fo:text-align="justify" style:justify-single-word="false" fo:text-indent="0in" style:auto-text-indent="false"/>
      <style:text-properties officeooo:paragraph-rsid="002f4d41"/>
    </style:style>
    <style:style style:name="P43" style:family="paragraph" style:parent-style-name="Table_20_Contents">
      <style:paragraph-properties fo:margin-left="0.1in" fo:margin-right="0.1in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44" style:family="paragraph" style:parent-style-name="Table_20_Contents">
      <style:paragraph-properties fo:margin-left="0.1in" fo:margin-right="0.1in" fo:line-height="150%" fo:text-align="justify" style:justify-single-word="false" fo:text-indent="0in" style:auto-text-indent="false"/>
      <style:text-properties fo:font-size="12pt" officeooo:paragraph-rsid="002f4d41" style:font-size-asian="12pt" style:font-size-complex="12pt"/>
    </style:style>
    <style:style style:name="P45" style:family="paragraph" style:parent-style-name="Table_20_Contents">
      <loext:graphic-properties draw:fill="none"/>
      <style:paragraph-properties fo:margin-left="0.1in" fo:margin-right="0.1in" fo:margin-top="0.0398in" fo:margin-bottom="0.0398in" loext:contextual-spacing="false" fo:line-height="150%" fo:text-align="start" style:justify-single-word="false" fo:text-indent="0in" style:auto-text-indent="false" fo:background-color="transparent"/>
    </style:style>
    <style:style style:name="P46" style:family="paragraph" style:parent-style-name="Table_20_Contents">
      <loext:graphic-properties draw:fill="none"/>
      <style:paragraph-properties fo:margin-left="0.1in" fo:margin-right="0.1in" fo:margin-top="0.0398in" fo:margin-bottom="0.0398in" loext:contextual-spacing="false" fo:line-height="150%" fo:text-align="start" style:justify-single-word="false" fo:text-indent="0in" style:auto-text-indent="false" fo:background-color="transparent"/>
      <style:text-properties officeooo:paragraph-rsid="002f4d41"/>
    </style:style>
    <style:style style:name="P47" style:family="paragraph" style:parent-style-name="Table_20_Contents">
      <loext:graphic-properties draw:fill="none"/>
      <style:paragraph-properties fo:margin-left="0.1in" fo:margin-right="0.1in" fo:margin-top="0.0398in" fo:margin-bottom="0.0398in" loext:contextual-spacing="false" fo:line-height="150%" fo:text-align="start" style:justify-single-word="false" fo:text-indent="0in" style:auto-text-indent="false" fo:background-color="transparent"/>
      <style:text-properties fo:font-size="12pt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.1in" fo:margin-right="0.1in" fo:line-height="150%" fo:text-align="center" style:justify-single-word="false" fo:text-indent="0in" style:auto-text-indent="false" fo:background-color="transparent" text:number-lines="false" text:line-number="0"/>
    </style:style>
    <style:style style:name="P49" style:family="paragraph" style:parent-style-name="Heading_20_3">
      <style:text-properties fo:font-variant="normal" fo:text-transform="none" fo:color="#171717" style:font-name="Liberation Serif" fo:font-size="12pt" fo:letter-spacing="normal" fo:font-style="normal" fo:font-weight="bold" officeooo:rsid="001ade26" officeooo:paragraph-rsid="001ade26" style:font-size-asian="12pt" style:font-weight-asian="bold" style:font-size-complex="12pt" style:font-weight-complex="bold"/>
    </style:style>
    <style:style style:name="P50" style:family="paragraph" style:parent-style-name="Table_20_Heading">
      <style:paragraph-properties fo:margin-left="0.1in" fo:margin-right="0.1in" fo:line-height="150%" fo:text-align="center" style:justify-single-word="false" fo:text-indent="0in" style:auto-text-indent="false"/>
      <style:text-properties fo:font-size="12pt" style:font-size-asian="12pt" style:font-size-complex="12pt"/>
    </style:style>
    <style:style style:name="P51" style:family="paragraph" style:parent-style-name="Table_20_Heading">
      <loext:graphic-properties draw:fill="none"/>
      <style:paragraph-properties fo:margin-left="0.1in" fo:margin-right="0.1in" fo:margin-top="0.0398in" fo:margin-bottom="0.0398in" loext:contextual-spacing="false" fo:line-height="150%" fo:text-align="start" style:justify-single-word="false" fo:text-indent="0in" style:auto-text-indent="false" fo:background-color="transparent"/>
      <style:text-properties fo:font-size="12pt" style:font-size-asian="12pt" style:font-size-complex="12pt"/>
    </style:style>
    <style:style style:name="T1" style:family="text">
      <style:text-properties officeooo:rsid="00112a9d"/>
    </style:style>
    <style:style style:name="T2" style:family="text">
      <style:text-properties officeooo:rsid="001213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7613" style:font-weight-asian="normal" style:font-weight-complex="normal"/>
    </style:style>
    <style:style style:name="T6" style:family="text">
      <style:text-properties fo:font-weight="normal" officeooo:rsid="001226a3" style:font-weight-asian="normal" style:font-weight-complex="normal"/>
    </style:style>
    <style:style style:name="T7" style:family="text">
      <style:text-properties fo:font-weight="normal" officeooo:rsid="001226a3" style:font-style-asian="normal" style:font-weight-asian="normal" style:font-style-complex="normal" style:font-weight-complex="normal"/>
    </style:style>
    <style:style style:name="T8" style:family="text">
      <style:text-properties fo:font-weight="normal" officeooo:rsid="00157613" style:font-style-asian="normal" style:font-weight-asian="normal" style:font-style-complex="normal" style:font-weight-complex="normal"/>
    </style:style>
    <style:style style:name="T9" style:family="text">
      <style:text-properties fo:font-weight="normal" officeooo:rsid="0016bcdc" style:font-style-asian="normal" style:font-weight-asian="normal" style:font-style-complex="normal" style:font-weight-complex="normal"/>
    </style:style>
    <style:style style:name="T10" style:family="text">
      <style:text-properties officeooo:rsid="00157613"/>
    </style:style>
    <style:style style:name="T11" style:family="text">
      <style:text-properties fo:font-variant="normal" fo:text-transform="none" fo:color="#000000" style:font-name="Times New Roman" fo:font-weight="normal" officeooo:rsid="001226a3" style:font-weight-asian="normal" style:font-weight-complex="normal"/>
    </style:style>
    <style:style style:name="T12" style:family="text">
      <style:text-properties fo:font-variant="normal" fo:text-transform="none" fo:color="#000000" style:font-name="Times New Roman" fo:font-weight="normal" officeooo:rsid="00157613" style:font-weight-asian="normal" style:font-weight-complex="normal"/>
    </style:style>
    <style:style style:name="T13" style:family="text">
      <style:text-properties fo:font-variant="normal" fo:text-transform="none" fo:color="#000000" style:font-name="Times New Roman" fo:font-weight="normal" officeooo:rsid="0016bcdc" style:font-weight-asian="normal" style:font-weight-complex="normal"/>
    </style:style>
    <style:style style:name="T1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1ade26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monospace" fo:font-size="10.5pt" fo:letter-spacing="normal" fo:font-style="normal" fo:font-weight="normal" officeooo:rsid="002e5982" fo:background-color="#f8f9fa" loext:char-shading-value="0" style:font-size-asian="12pt" style:font-size-complex="12pt" loext:padding-left="0.0417in" loext:padding-right="0.0417in" loext:padding-top="0.0193in" loext:padding-bottom="0.0193in" loext:border="0.06pt solid #eaecf0"/>
    </style:style>
    <style:style style:name="T17" style:family="text">
      <style:text-properties fo:font-variant="normal" fo:text-transform="none" fo:color="#000000" style:font-name="sans-serif" fo:font-size="12pt" fo:letter-spacing="normal" fo:font-style="normal" fo:font-weight="normal" officeooo:rsid="001ade26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222222" fo:font-size="12pt" fo:letter-spacing="normal" fo:font-style="normal" fo:font-weight="normal" officeooo:rsid="002e5982" style:font-size-asian="12pt" style:font-size-complex="12pt"/>
    </style:style>
    <style:style style:name="T19" style:family="text">
      <style:text-properties fo:font-variant="normal" fo:text-transform="none" fo:color="#222222" style:font-name="sans-serif" fo:font-size="10.5pt" fo:letter-spacing="normal" fo:font-style="normal" fo:font-weight="normal" officeooo:rsid="002e5982" style:font-size-asian="12pt" style:font-size-complex="12pt"/>
    </style:style>
    <style:style style:name="T20" style:family="text">
      <style:text-properties fo:font-variant="normal" fo:text-transform="none" fo:color="#222222" style:font-name="sans-serif" fo:font-size="10.5pt" fo:letter-spacing="normal" fo:font-style="normal" fo:font-weight="normal" officeooo:rsid="002f20ce" style:font-size-asian="12pt" style:font-size-complex="12pt"/>
    </style:style>
    <style:style style:name="T21" style:family="text">
      <style:text-properties fo:font-variant="normal" fo:text-transform="none" fo:color="#0b0080" style:text-line-through-style="none" style:text-line-through-type="none" style:font-name="monospace" fo:font-size="10.5pt" fo:letter-spacing="normal" fo:font-style="normal" style:text-underline-style="none" fo:font-weight="normal" officeooo:rsid="002e5982" style:text-blinking="false" fo:background-color="#f8f9fa" loext:char-shading-value="0" style:font-size-asian="12pt" style:font-size-complex="12pt" loext:padding-left="0.0417in" loext:padding-right="0.0417in" loext:padding-top="0.0193in" loext:padding-bottom="0.0193in" loext:border="0.06pt solid #eaecf0"/>
    </style:style>
    <style:style style:name="T22" style:family="text">
      <style:text-properties officeooo:rsid="0016bcdc"/>
    </style:style>
    <style:style style:name="T23" style:family="text">
      <style:text-properties officeooo:rsid="001ade26"/>
    </style:style>
    <style:style style:name="T24" style:family="text">
      <style:text-properties fo:color="#bc7a00"/>
    </style:style>
    <style:style style:name="T25" style:family="text">
      <style:text-properties fo:color="#408080" fo:font-style="italic"/>
    </style:style>
    <style:style style:name="T26" style:family="text">
      <style:text-properties fo:color="#408080" fo:font-style="italic" style:font-style-asian="normal" style:font-style-complex="normal"/>
    </style:style>
    <style:style style:name="T27" style:family="text">
      <style:text-properties fo:color="#0000ff"/>
    </style:style>
    <style:style style:name="T28" style:family="text">
      <style:text-properties fo:color="#b00040"/>
    </style:style>
    <style:style style:name="T29" style:family="text">
      <style:text-properties style:font-style-asian="normal" style:font-style-complex="normal"/>
    </style:style>
    <style:style style:name="T30" style:family="text">
      <style:text-properties officeooo:rsid="001c425f" style:font-style-asian="normal" style:font-style-complex="normal"/>
    </style:style>
    <style:style style:name="T31" style:family="text">
      <style:text-properties officeooo:rsid="0020be0b"/>
    </style:style>
    <style:style style:name="T32" style:family="text">
      <style:text-properties officeooo:rsid="0026ecd1"/>
    </style:style>
    <style:style style:name="T33" style:family="text">
      <style:text-properties fo:font-style="normal" fo:font-weight="normal"/>
    </style:style>
    <style:style style:name="T34" style:family="text">
      <style:text-properties fo:font-style="normal" fo:font-weight="normal" officeooo:rsid="002a4013"/>
    </style:style>
    <style:style style:name="T35" style:family="text">
      <style:text-properties fo:font-style="normal" fo:font-weight="normal" officeooo:rsid="002ade75"/>
    </style:style>
    <style:style style:name="T36" style:family="text">
      <style:text-properties fo:font-style="normal" fo:font-weight="normal" officeooo:rsid="002c9563"/>
    </style:style>
    <style:style style:name="T37" style:family="text">
      <style:text-properties fo:font-style="normal" fo:font-weight="normal" officeooo:rsid="002d9912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weight="bold" style:font-size-asian="12pt" style:font-size-complex="12pt"/>
    </style:style>
    <style:style style:name="T40" style:family="text">
      <style:text-properties fo:font-size="12pt" fo:font-weight="bold" fo:background-color="transparent" loext:char-shading-value="0" style:font-size-asian="12pt" style:font-size-complex="12pt"/>
    </style:style>
    <style:style style:name="T41" style:family="text">
      <style:text-properties fo:font-size="12pt" fo:background-color="transparent" loext:char-shading-value="0" style:font-size-asian="12pt" style:font-size-complex="12pt"/>
    </style:style>
    <style:style style:name="T42" style:family="text">
      <style:text-properties fo:font-size="10pt" fo:font-style="normal" fo:font-weight="normal" officeooo:rsid="002c9563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5">% [flags]<text:tab/>[width]<text:tab/>[.precision]<text:tab/>[length]<text:tab/><text:span text:style-name="T2">[</text:span>type<text:span text:style-name="T2">]</text:span></text:p>
      <text:p text:style-name="P15"/>
      <text:p text:style-name="P15">% [флаги]<text:tab/>[ширина]<text:tab/>[точность]<text:tab/>[<text:span text:style-name="T22">размер</text:span>]<text:tab/>[тип]</text:p>
      <text:p text:style-name="P15"/>
      <text:p text:style-name="P16"/>
      <text:p text:style-name="P16">AIM (base)</text:p>
      <text:p text:style-name="P16"/>
      <text:p text:style-name="P17"><text:span text:style-name="T3">type</text:span><text:tab/><text:tab/>c, s, p, <text:s/>d, <text:span text:style-name="T31">i</text:span>, o, u, x, X, <text:span text:style-name="T10">f</text:span></text:p>
      <text:p text:style-name="P16"/>
      <text:p text:style-name="P16"><text:span text:style-name="T3">length</text:span><text:tab/><text:tab/>hh, h, l, ll<text:tab/>(with type<text:tab/> d, I, o, u, x, X)</text:p>
      <text:p text:style-name="P16"/>
      <text:p text:style-name="P16"><text:span text:style-name="T3">length</text:span><text:tab/><text:tab/>l, L<text:tab/><text:tab/>(with type<text:tab/>f)</text:p>
      <text:p text:style-name="Standard"/>
      <text:p text:style-name="P22"><text:span text:style-name="T10">esc </text:span>seq<text:span text:style-name="T4"><text:tab/>%%</text:span></text:p>
      <text:p text:style-name="P25"/>
      <text:p text:style-name="P21">flags<text:span text:style-name="T4"><text:tab/><text:tab/>#, 0, -, + (‘ ‘ - space – additional???)</text:span></text:p>
      <text:p text:style-name="P24"/>
      <text:p text:style-name="P20">widht<text:span text:style-name="T4"><text:tab/><text:tab/>min field_width</text:span></text:p>
      <text:p text:style-name="P23"/>
      <text:p text:style-name="P19">precision<text:span text:style-name="T4"><text:tab/><text:tab/><text:tab/></text:span><text:span text:style-name="T5">(with type<text:tab/></text:span><text:span text:style-name="T6">d, I, o, u, x, X</text:span></text:p>
      <text:p text:style-name="P18"><text:span text:style-name="T7"><text:tab/><text:tab/><text:tab/><text:tab/><text:tab/><text:tab/></text:span><text:span text:style-name="T8">f<text:tab/>(all: </text:span><text:span text:style-name="T9">a, </text:span><text:span text:style-name="T11">A, e, E, f, F</text:span><text:span text:style-name="T12">)</text:span></text:p>
      <text:p text:style-name="P18"><text:span text:style-name="T12"><text:tab/><text:tab/><text:tab/><text:tab/><text:tab/><text:tab/></text:span><text:span text:style-name="T13">g, G</text:span></text:p>
      <text:p text:style-name="P26"><text:tab/><text:tab/><text:tab/><text:tab/><text:tab/><text:tab/>s</text:p>
      <text:p text:style-name="Standard"/>
      <text:p text:style-name="Standard"><text:s text:c="10"/><text:span text:style-name="T3">FLAGS</text:span></text:p>
      <text:p text:style-name="P6">----------------------------------------------------------------------------</text:p>
      <text:p text:style-name="Standard"/>
      <text:p text:style-name="Standard"><text:s text:c="4"/>HASH <text:s text:c="3"/>#</text:p>
      <text:p text:style-name="Standard"/>
      <text:p text:style-name="Standard">used with spec<text:span text:style-name="T1">ifiers</text:span>: <text:s text:c="4"/>o, x, X </text:p>
      <text:p text:style-name="Standard"/>
      <text:p text:style-name="Standard">Used with o, x or X specifiers the value is preceeded with 0, 0x or 0X respectively for values ​​different than zero. By default, if no digits follow, no decimal point is written.</text:p>
      <text:p text:style-name="Standard"/>
      <text:p text:style-name="Standard"/>
      <text:p text:style-name="Standard"><text:s text:c="4"/>ZERO <text:s text:c="3"/>0</text:p>
      <text:p text:style-name="Standard"/>
      <text:p text:style-name="Standard">Left-pads the number with zeroes (0) instead of spaces when padding is specified</text:p>
      <text:p text:style-name="Standard"/>
      <text:p text:style-name="Standard"/>
      <text:p text:style-name="Standard"><text:s text:c="4"/>MINUS <text:s text:c="2"/>-</text:p>
      <text:p text:style-name="Standard"/>
      <text:p text:style-name="Standard">Left-justify within the given field width; <text:s/>Right justification is the default</text:p>
      <text:p text:style-name="Standard"/>
      <text:p text:style-name="Standard"/>
      <text:p text:style-name="Standard"><text:s text:c="4"/>SPACE <text:s text:c="2"/>' '</text:p>
      <text:p text:style-name="Standard"><text:s text:c="12"/>additional???</text:p>
      <text:p text:style-name="Standard"/>
      <text:p text:style-name="Standard">If no sign is going to be written, a blank space is inserted before the value.</text:p>
      <text:p text:style-name="Standard"/>
      <text:p text:style-name="Standard"/>
      <text:p text:style-name="Standard"><text:s text:c="4"/>PLUS <text:s/>+</text:p>
      <text:p text:style-name="Standard"><text:soft-page-break/></text:p>
      <text:p text:style-name="Standard">Forces to preceed the result with a plus or minus sign (+ or -), even for positive numbers. By default, only negative numbers are preceded with a minus (-) sign.</text:p>
      <text:p text:style-name="Standard"/>
      <text:p text:style-name="Standard"/>
      <text:p text:style-name="P14">Types</text:p>
      <text:p text:style-name="P36"><text:span text:style-name="T14"/></text:p>
      <text:p text:style-name="P37"><text:span text:style-name="T15"><text:tab/>%d %i <text:s text:c="4"/>Decimal signed integer.</text:span></text:p>
      <text:p text:style-name="P37"><text:span text:style-name="T17"><text:tab/><text:tab/><text:tab/></text:span><text:span text:style-name="T20">(equal f</text:span><text:span text:style-name="T19">or output, different used </text:span><text:span text:style-name="T20">for input </text:span><text:span text:style-name="T19">with </text:span><text:span text:style-name="T20">scanf)</text:span></text:p>
      <text:p text:style-name="P30"><text:span text:style-name="T33"><text:tab/>%o <text:s text:c="7"/>Octal integer.</text:span></text:p>
      <text:p text:style-name="P30"><text:span text:style-name="T33"><text:tab/>%x %X <text:s text:c="4"/>Hex integer.</text:span></text:p>
      <text:p text:style-name="P30"><text:span text:style-name="T33"><text:tab/>%u <text:s text:c="7"/>Unsigned integer.</text:span></text:p>
      <text:p text:style-name="P31"><text:span text:style-name="T33"><text:tab/>%c <text:s text:c="7"/>Character.</text:span></text:p>
      <text:p text:style-name="P31"><text:span text:style-name="T33"><text:tab/>%s <text:s text:c="7"/>String. See below.</text:span></text:p>
      <text:p text:style-name="P31"><text:span text:style-name="T33"><text:tab/>%f %</text:span><text:span text:style-name="T34">F</text:span><text:span text:style-name="T33"> <text:s text:c="4"/>double<text:tab/>????</text:span></text:p>
      <text:p text:style-name="P31"><text:span text:style-name="T33"><text:tab/>%e %E <text:s text:c="4"/>double.</text:span></text:p>
      <text:p text:style-name="P29"><text:span text:style-name="T33"><text:tab/>%g %G <text:s text:c="4"/>double.</text:span></text:p>
      <text:p text:style-name="P32"><text:span text:style-name="T33"><text:tab/>%</text:span><text:span text:style-name="T34">a %A<text:tab/></text:span><text:span text:style-name="T36">Hex float</text:span></text:p>
      <text:p text:style-name="P33"><text:span text:style-name="T36"><text:tab/></text:span><text:span text:style-name="T34">%</text:span><text:span text:style-name="T35">c<text:tab/><text:tab/></text:span><text:span text:style-name="T36">char</text:span></text:p>
      <text:p text:style-name="P33"><text:span text:style-name="T42"><text:tab/><text:tab/><text:tab/>(converted uchar || wchar_t)</text:span></text:p>
      <text:p text:style-name="P33"><text:span text:style-name="T35"><text:tab/>%s<text:tab/><text:tab/></text:span><text:span text:style-name="T36">string </text:span></text:p>
      <text:p text:style-name="P33"><text:span text:style-name="T42"><text:tab/><text:tab/><text:tab/>(null-terminated)</text:span></text:p>
      <text:p text:style-name="P29"><text:span text:style-name="T35"><text:tab/>%S<text:tab/><text:tab/></text:span><text:span text:style-name="T37">eq. %ls</text:span><text:span text:style-name="T35"> </text:span><text:span text:style-name="T37">= wchar_t</text:span></text:p>
      <text:p text:style-name="P29"><text:span text:style-name="T33"><text:tab/>%p <text:s text:c="7"/>pointer.</text:span></text:p>
      <text:p text:style-name="P34"><text:span text:style-name="T33"><text:tab/>%n <text:s text:c="7"/>Number of characters written by this printf.</text:span></text:p>
      <text:p text:style-name="P34"><text:span text:style-name="T33"><text:tab/><text:tab/><text:tab/>No argument expected.</text:span></text:p>
      <text:p text:style-name="P38"><text:span text:style-name="T33"><text:tab/>%% <text:s text:c="7"/>%. No argument expected.</text:span></text:p>
      <text:p text:style-name="P12"/>
      <text:p text:style-name="P11"/>
      <text:h text:style-name="P49" text:outline-level="3"><text:bookmark text:name="how-precision-values-affect-type"/><text:span text:style-name="T32">How</text:span> Precision Values Affect Typ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0">Type</text:p>
            </table:table-cell>
            <table:table-cell table:style-name="Table1.A1" office:value-type="string">
              <text:p text:style-name="P50">Meaning</text:p>
            </table:table-cell>
            <table:table-cell table:style-name="Table1.A1" office:value-type="string">
              <text:p text:style-name="P51">Default</text:p>
            </table:table-cell>
          </table:table-row>
        </table:table-header-rows>
        <table:table-row>
          <table:table-cell table:style-name="Table1.A2" office:value-type="string">
            <text:p text:style-name="P41"><text:span text:style-name="Strong_20_Emphasis"><text:span text:style-name="T39">a</text:span></text:span><text:span text:style-name="T38">, </text:span><text:span text:style-name="Strong_20_Emphasis"><text:span text:style-name="T39">A</text:span></text:span></text:p>
          </table:table-cell>
          <table:table-cell table:style-name="Table1.A2" office:value-type="string">
            <text:p text:style-name="P43">The precision specifies the number of digits after the point.</text:p>
          </table:table-cell>
          <table:table-cell table:style-name="Table1.A2" office:value-type="string">
            <text:p text:style-name="P45"><text:span text:style-name="T38">Default precision is 13. If precision is 0, no decimal point is printed unless the </text:span><text:span text:style-name="Strong_20_Emphasis"><text:span text:style-name="T39"># </text:span></text:span><text:span text:style-name="T38">flag is used.</text:span></text:p>
          </table:table-cell>
        </table:table-row>
        <table:table-row>
          <table:table-cell table:style-name="Table1.A2" office:value-type="string">
            <text:p text:style-name="P41"><text:span text:style-name="Strong_20_Emphasis"><text:span text:style-name="T39">c</text:span></text:span><text:span text:style-name="T38">, </text:span><text:span text:style-name="Strong_20_Emphasis"><text:span text:style-name="T39">C</text:span></text:span></text:p>
          </table:table-cell>
          <table:table-cell table:style-name="Table1.A2" office:value-type="string">
            <text:p text:style-name="P43">The precision has no effect.</text:p>
          </table:table-cell>
          <table:table-cell table:style-name="Table1.A2" office:value-type="string">
            <text:p text:style-name="P47">Character is printed.</text:p>
          </table:table-cell>
        </table:table-row>
        <table:table-row>
          <table:table-cell table:style-name="Table1.A2" office:value-type="string">
            <text:p text:style-name="P41"><text:span text:style-name="Strong_20_Emphasis"><text:span text:style-name="T39">d</text:span></text:span><text:span text:style-name="T38">, </text:span><text:span text:style-name="Strong_20_Emphasis"><text:span text:style-name="T39">I o u</text:span></text:span><text:span text:style-name="T38">, </text:span><text:soft-page-break/><text:span text:style-name="Strong_20_Emphasis"><text:span text:style-name="T39">x</text:span></text:span><text:span text:style-name="T38">, </text:span><text:span text:style-name="Strong_20_Emphasis"><text:span text:style-name="T39">X</text:span></text:span></text:p>
          </table:table-cell>
          <table:table-cell table:style-name="Table1.A2" office:value-type="string">
            <text:p text:style-name="P42"><text:span text:style-name="T38">The precision specifies the minimum number of digits to </text:span><text:soft-page-break/><text:span text:style-name="T38">be printed. If the number of digits in the argument is less than </text:span><text:span text:style-name="Emphasis"><text:span text:style-name="T38">precision</text:span></text:span><text:span text:style-name="T38">, the output value is padded on the left with zeros. </text:span></text:p>
            <text:p text:style-name="P42"><text:span text:style-name="T38">The value is not truncated when the number of digits</text:span></text:p>
            <text:p text:style-name="P42"><text:span text:style-name="T38">exceeds </text:span><text:span text:style-name="Emphasis"><text:span text:style-name="T38">precision</text:span></text:span><text:span text:style-name="T38">.</text:span></text:p>
          </table:table-cell>
          <table:table-cell table:style-name="Table1.A2" office:value-type="string">
            <text:p text:style-name="P47">Default precision is 1.<text:soft-page-break/></text:p>
          </table:table-cell>
        </table:table-row>
        <table:table-row>
          <table:table-cell table:style-name="Table1.A2" office:value-type="string">
            <text:p text:style-name="P41"><text:span text:style-name="Strong_20_Emphasis"><text:span text:style-name="T39">e</text:span></text:span><text:span text:style-name="T38">, </text:span><text:span text:style-name="Strong_20_Emphasis"><text:span text:style-name="T39">E</text:span></text:span></text:p>
          </table:table-cell>
          <table:table-cell table:style-name="Table1.A2" office:value-type="string">
            <text:p text:style-name="P44">The precision specifies the number of digits to be printed</text:p>
            <text:p text:style-name="P44">after the decimal point. The last printed digit is rounded.</text:p>
          </table:table-cell>
          <table:table-cell table:style-name="Table1.A2" office:value-type="string">
            <text:p text:style-name="P46"><text:span text:style-name="T38">Default precision is 6. If </text:span><text:span text:style-name="Emphasis"><text:span text:style-name="T38">precision </text:span></text:span><text:span text:style-name="T38">is 0 or the period (.) appears without a</text:span></text:p>
            <text:p text:style-name="P46"><text:span text:style-name="T38">number following it, no decimal point</text:span></text:p>
            <text:p text:style-name="P46"><text:span text:style-name="T38">is printed.</text:span></text:p>
          </table:table-cell>
        </table:table-row>
        <table:table-row>
          <table:table-cell table:style-name="Table1.A2" office:value-type="string">
            <text:p text:style-name="P48"><text:span text:style-name="Strong_20_Emphasis"><text:span text:style-name="T39">f</text:span></text:span><text:span text:style-name="T38">, </text:span><text:span text:style-name="Strong_20_Emphasis"><text:span text:style-name="T39">F</text:span></text:span></text:p>
          </table:table-cell>
          <table:table-cell table:style-name="Table1.A2" office:value-type="string">
            <text:p text:style-name="P44">The precision value specifies the number of digits after the</text:p>
            <text:p text:style-name="P44">decimal point. If a decimal point appears, at least one digit</text:p>
            <text:p text:style-name="P44">appears before it. The value is rounded to the appropriate</text:p>
            <text:p text:style-name="P44">number of digits.</text:p>
          </table:table-cell>
          <table:table-cell table:style-name="Table1.A2" office:value-type="string">
            <text:p text:style-name="P46"><text:span text:style-name="T38">Default precision is 6. If </text:span><text:span text:style-name="Emphasis"><text:span text:style-name="T38">precision </text:span></text:span><text:span text:style-name="T38">is 0,</text:span></text:p>
            <text:p text:style-name="P46"><text:span text:style-name="T38">or if the period (.) appears without a</text:span></text:p>
            <text:p text:style-name="P46"><text:span text:style-name="T38">number following it, no decimal point</text:span></text:p>
            <text:p text:style-name="P46"><text:span text:style-name="T38">is printed.</text:span></text:p>
          </table:table-cell>
        </table:table-row>
        <table:table-row>
          <table:table-cell table:style-name="Table1.A2" office:value-type="string">
            <text:p text:style-name="P41"><text:span text:style-name="Strong_20_Emphasis"><text:span text:style-name="T40">g</text:span></text:span><text:span text:style-name="T41">, </text:span><text:span text:style-name="Strong_20_Emphasis"><text:span text:style-name="T40">G</text:span></text:span></text:p>
          </table:table-cell>
          <table:table-cell table:style-name="Table1.A2" office:value-type="string">
            <text:p text:style-name="P44">The precision specifies the maximum number of significant</text:p>
            <text:p text:style-name="P44">digits printed.</text:p>
          </table:table-cell>
          <table:table-cell table:style-name="Table1.A2" office:value-type="string">
            <text:p text:style-name="P47">Six significant digits are printed, and any trailing zeros are truncated.</text:p>
          </table:table-cell>
        </table:table-row>
        <table:table-row>
          <table:table-cell table:style-name="Table1.A2" office:value-type="string">
            <text:p text:style-name="P41"><text:span text:style-name="Strong_20_Emphasis"><text:span text:style-name="T40">s</text:span></text:span><text:span text:style-name="T41">, </text:span><text:span text:style-name="Strong_20_Emphasis"><text:span text:style-name="T40">S</text:span></text:span></text:p>
          </table:table-cell>
          <table:table-cell table:style-name="Table1.A2" office:value-type="string">
            <text:p text:style-name="P42"><text:span text:style-name="T38">The precision specifies the maximum number of characters to be printed. Characters in excess of </text:span><text:span text:style-name="Emphasis"><text:span text:style-name="T38">precision </text:span></text:span><text:span text:style-name="T38">aren't</text:span></text:p>
            <text:p text:style-name="P42"><text:span text:style-name="T38">printed.</text:span></text:p>
          </table:table-cell>
          <table:table-cell table:style-name="Table1.A2" office:value-type="string">
            <text:p text:style-name="P47">Characters are printed until a null character is encountered.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3"><text:tab/>Stdarg.h</text:p>
      <text:p text:style-name="P8">----------------------------------------------------------------------------</text:p>
      <text:p text:style-name="P8"/>
      <text:p text:style-name="P10">Kernighan, Ritchie: c.167, 275</text:p>
      <text:p text:style-name="P8"/>
      <text:p text:style-name="P35"><text:span text:style-name="T24">#include</text:span> <text:span text:style-name="T25">&lt;stdarg.h&gt;</text:span></text:p>
      <text:p text:style-name="P28"/>
      <text:p text:style-name="P35"><text:span text:style-name="T25"><text:tab/></text:span><text:span text:style-name="T30">va_list<text:tab/>variadic arguments list</text:span></text:p>
      <text:p text:style-name="P35"><text:span text:style-name="T26"><text:tab/></text:span><text:span text:style-name="T29">ap <text:tab/><text:tab/>argument pointer</text:span></text:p>
      <text:p text:style-name="P35"><text:span text:style-name="T29"><text:tab/></text:span><text:span text:style-name="T30">parmN<text:tab/><text:tab/>n-tetrameter</text:span></text:p>
      <text:p text:style-name="P28"/>
      <text:p text:style-name="P40">type <text:span text:style-name="T27">va_arg</text:span>(<text:span text:style-name="T28">va_list</text:span> a<text:span text:style-name="T23">r</text:span>, type);</text:p>
      <text:p text:style-name="P40"><text:soft-page-break/><text:span text:style-name="T28">void</text:span> <text:span text:style-name="T27">va_copy</text:span>(<text:span text:style-name="T28">va_list</text:span> dest, <text:span text:style-name="T28">va_list</text:span> src);</text:p>
      <text:p text:style-name="P40"><text:span text:style-name="T28">void</text:span> <text:span text:style-name="T27">va_end</text:span>(<text:span text:style-name="T28">va_list</text:span> ap);</text:p>
      <text:p text:style-name="P39"><text:span text:style-name="T28">void</text:span> <text:span text:style-name="T27">va_start</text:span>(<text:span text:style-name="T28">va_list</text:span> ap, parmN)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SegoeUI, 'Segoe WP', 'Helvetica Neue', Helvetica, Tahoma, Arial, sans-serif"/>
    <style:font-face style:name="Times New Roman" svg:font-family="'Times New Roman'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8:59:02.584583348</meta:creation-date>
    <dc:date>2019-11-13T02:32:51.609289454</dc:date>
    <meta:editing-duration>PT4H6M15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4" meta:paragraph-count="97" meta:word-count="574" meta:character-count="3492" meta:non-whitespace-character-count="2816"/>
  </office:meta>
</office:document-meta>
</file>